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>
      <style:table-properties style:width="10.703cm" table:align="left"/>
    </style:style>
    <style:style style:name="표1.A" style:family="table-column">
      <style:table-column-properties style:column-width="2.374cm"/>
    </style:style>
    <style:style style:name="표1.B" style:family="table-column">
      <style:table-column-properties style:column-width="8.329cm"/>
    </style:style>
    <style:style style:name="표1.1" style:family="table-row">
      <style:table-row-properties style:min-row-height="0.891cm"/>
    </style:style>
    <style:style style:name="표1.A1" style:family="table-cell">
      <style:table-cell-properties style:vertical-align="middle" fo:padding="0cm" fo:border="none"/>
    </style:style>
    <style:style style:name="표1.2" style:family="table-row">
      <style:table-row-properties style:min-row-height="1.515cm"/>
    </style:style>
    <style:style style:name="표2" style:family="table">
      <style:table-properties style:width="17.799cm" fo:margin-left="0cm" table:align="left"/>
    </style:style>
    <style:style style:name="표2.A" style:family="table-column">
      <style:table-column-properties style:column-width="6.511cm"/>
    </style:style>
    <style:style style:name="표2.B" style:family="table-column">
      <style:table-column-properties style:column-width="3.881cm"/>
    </style:style>
    <style:style style:name="표2.C" style:family="table-column">
      <style:table-column-properties style:column-width="7.408cm"/>
    </style:style>
    <style:style style:name="표2.A1" style:family="table-cell">
      <style:table-cell-properties style:vertical-align="middle" fo:padding="0cm" fo:border="none"/>
    </style:style>
    <style:style style:name="표2.8" style:family="table-row">
      <style:table-row-properties style:min-row-height="0.893cm"/>
    </style:style>
    <style:style style:name="표3" style:family="table">
      <style:table-properties style:width="16.092cm" table:align="left"/>
    </style:style>
    <style:style style:name="표3.A" style:family="table-column">
      <style:table-column-properties style:column-width="2.558cm"/>
    </style:style>
    <style:style style:name="표3.B" style:family="table-column">
      <style:table-column-properties style:column-width="1.953cm"/>
    </style:style>
    <style:style style:name="표3.C" style:family="table-column">
      <style:table-column-properties style:column-width="11.582cm"/>
    </style:style>
    <style:style style:name="표3.A1" style:family="table-cell">
      <style:table-cell-properties style:vertical-align="middle" fo:padding="0cm" fo:border="none"/>
    </style:style>
    <style:style style:name="표3.2" style:family="table-row">
      <style:table-row-properties style:min-row-height="0.573cm"/>
    </style:style>
    <style:style style:name="표3.3" style:family="table-row">
      <style:table-row-properties style:min-row-height="1.173cm"/>
    </style:style>
    <style:style style:name="표3.5" style:family="table-row">
      <style:table-row-properties style:min-row-height="0.603cm"/>
    </style:style>
    <style:style style:name="표3.6" style:family="table-row">
      <style:table-row-properties style:min-row-height="0.697cm"/>
    </style:style>
    <style:style style:name="표3.7" style:family="table-row">
      <style:table-row-properties style:min-row-height="1.011cm"/>
    </style:style>
    <style:style style:name="P1" style:family="paragraph" style:parent-style-name="Standard">
      <style:text-properties style:font-name="DejaVu Sans Mono" style:font-name-asian="DejaVu Sans Mono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ejaVu Sans Mono" fo:language="ko" fo:country="KR" style:font-name-asian="DejaVu Sans Mono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ejaVu Sans Mono" fo:language="en" fo:country="US" style:font-name-asian="DejaVu Sans Mono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ejaVu Sans Mono" style:font-name-asian="DejaVu Sans Mono" loext:padding="0cm" loext:border="non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DejaVu Sans Mono" style:font-name-asian="DejaVu Sans Mono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ejaVu Sans Mono" fo:language="ko" fo:country="KR" fo:background-color="#ffffd7" style:font-name-asian="DejaVu Sans Mono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ejaVu Sans Mono" fo:background-color="#ffffd7" style:font-name-asian="DejaVu Sans Mono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ejaVu Sans Mono" style:font-name-asian="DejaVu Sans Mono" loext:padding="0cm" loext:border="none"/>
    </style:style>
    <style:style style:name="T1" style:family="text">
      <style:text-properties fo:language="ko" fo:country="KR"/>
    </style:style>
    <style:style style:name="T2" style:family="text">
      <style:text-properties style:language-asian="ko" style:country-asian="K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">+hp4 </text:p>
          </table:table-cell>
          <table:table-cell table:style-name="표1.A1" office:value-type="string">
            <text:p text:style-name="P2">H. Pylori 4-regimen test </text:p>
          </table:table-cell>
        </table:table-row>
        <table:table-row table:style-name="표1.2">
          <table:table-cell table:style-name="표1.A1" office:value-type="string">
            <text:p text:style-name="P3">052400041     </text:p>
          </table:table-cell>
          <table:table-cell table:style-name="표1.A1" office:value-type="string">
            <text:p text:style-name="P3">Prolia </text:p>
          </table:table-cell>
        </table:table-row>
      </table:table>
      <text:p text:style-name="P4"> </text:p>
      <text:section text:style-name="Sect1" text:name="{716c5120-37f1-4396-bbf6-a888a72e4f16}{34}">
        <text:p text:style-name="P5"/>
      </text:section>
      <table:table table:name="표2" table:style-name="표2">
        <table:table-column table:style-name="표2.A"/>
        <table:table-column table:style-name="표2.B"/>
        <table:table-column table:style-name="표2.C"/>
        <table:table-row>
          <table:table-cell table:style-name="표2.A1" office:value-type="string">
            <text:p text:style-name="P2">Medical Subject Heading Categories </text:p>
          </table:table-cell>
          <table:table-cell table:style-name="표2.A1" office:value-type="string">
            <text:p text:style-name="P2">Test Code </text:p>
          </table:table-cell>
          <table:table-cell table:style-name="표2.A1" office:value-type="string">
            <text:p text:style-name="P6">Test Name </text:p>
            <text:p text:style-name="P7"> </text:p>
          </table:table-cell>
        </table:table-row>
        <table:table-row>
          <table:table-cell table:style-name="표2.A1" office:value-type="string">
            <text:p text:style-name="P2">Infectious Diseases </text:p>
          </table:table-cell>
          <table:table-cell table:style-name="표2.A1" office:value-type="string">
            <text:p text:style-name="P2">C6095006 </text:p>
          </table:table-cell>
          <table:table-cell table:style-name="표2.A1" office:value-type="string">
            <text:p text:style-name="P6">Influenza test </text:p>
          </table:table-cell>
        </table:table-row>
        <table:table-row>
          <table:table-cell table:style-name="표2.A1" office:value-type="string">
            <text:p text:style-name="P2">Infectious Diseases </text:p>
          </table:table-cell>
          <table:table-cell table:style-name="표2.A1" office:value-type="string">
            <text:p text:style-name="P8">D6620 </text:p>
          </table:table-cell>
          <table:table-cell table:style-name="표2.A1" office:value-type="string">
            <text:p text:style-name="P6">COVID-19 test </text:p>
            <text:p text:style-name="P7"> </text:p>
          </table:table-cell>
        </table:table-row>
        <table:table-row>
          <table:table-cell table:style-name="표2.A1" office:value-type="string">
            <text:p text:style-name="P2">Vaccines </text:p>
          </table:table-cell>
          <table:table-cell table:style-name="표2.A1" office:value-type="string">
            <text:p text:style-name="P2">Td </text:p>
          </table:table-cell>
          <table:table-cell table:style-name="표2.A1" office:value-type="string">
            <text:p text:style-name="P6">Tetanus-diphtheria vaccine </text:p>
          </table:table-cell>
        </table:table-row>
        <table:table-row>
          <table:table-cell table:style-name="표2.A1" office:value-type="string">
            <text:p text:style-name="P2">Vaccines </text:p>
          </table:table-cell>
          <table:table-cell table:style-name="표2.A1" office:value-type="string">
            <text:p text:style-name="P2">Menactra </text:p>
          </table:table-cell>
          <table:table-cell table:style-name="표2.A1" office:value-type="string">
            <text:p text:style-name="P6">Meningococcal conjugate vaccine </text:p>
          </table:table-cell>
        </table:table-row>
        <table:table-row>
          <table:table-cell table:style-name="표2.A1" office:value-type="string">
            <text:p text:style-name="P2">Vaccines </text:p>
          </table:table-cell>
          <table:table-cell table:style-name="표2.A1" office:value-type="string">
            <text:p text:style-name="P2">650003220 </text:p>
          </table:table-cell>
          <table:table-cell table:style-name="표2.A1" office:value-type="string">
            <text:p text:style-name="P6">Shingrix vaccine </text:p>
            <text:p text:style-name="P7"> </text:p>
          </table:table-cell>
        </table:table-row>
        <table:table-row>
          <table:table-cell table:style-name="표2.A1" office:value-type="string">
            <text:p text:style-name="P2">Infectious Diseases </text:p>
          </table:table-cell>
          <table:table-cell table:style-name="표2.A1" office:value-type="string">
            <text:p text:style-name="P2">14912 </text:p>
          </table:table-cell>
          <table:table-cell table:style-name="표2.A1" office:value-type="string">
            <text:p text:style-name="P6">HIV Ag/Ab (combo) test </text:p>
          </table:table-cell>
        </table:table-row>
        <table:table-row table:style-name="표2.8">
          <table:table-cell table:style-name="표2.A1" office:value-type="string">
            <text:p text:style-name="P2">Infectious Diseases </text:p>
          </table:table-cell>
          <table:table-cell table:style-name="표2.A1" office:value-type="string">
            <text:p text:style-name="P2">C4854006, B1810 </text:p>
          </table:table-cell>
          <table:table-cell table:style-name="표2.A1" office:value-type="string">
            <text:p text:style-name="P6">HBV DNA test [ B1810 ] </text:p>
          </table:table-cell>
        </table:table-row>
      </table:table>
      <text:p text:style-name="P4"> </text:p>
      <text:p text:style-name="P4"> </text:p>
      <text:section text:style-name="Sect1" text:name="{716c5120-37f1-4396-bbf6-a888a72e4f16}{35}">
        <text:p text:style-name="P5"/>
      </text:section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2">Disease Code </text:p>
          </table:table-cell>
          <table:table-cell table:style-name="표3.A1" office:value-type="string">
            <text:p text:style-name="P2">Test Code </text:p>
          </table:table-cell>
          <table:table-cell table:style-name="표3.A1" office:value-type="string">
            <text:p text:style-name="P2">Test Name </text:p>
          </table:table-cell>
        </table:table-row>
        <table:table-row table:style-name="표3.2">
          <table:table-cell table:style-name="표3.A1" office:value-type="string">
            <text:p text:style-name="P2">N94.6 </text:p>
          </table:table-cell>
          <table:table-cell table:style-name="표3.A1" office:value-type="string">
            <text:p text:style-name="P2">N94.6 </text:p>
          </table:table-cell>
          <table:table-cell table:style-name="표3.A1" office:value-type="string">
            <text:p text:style-name="P8"><text:span text:style-name="T1">Dysmenorrhea </text:span><text:span text:style-name="T2">월경통 </text:span></text:p>
          </table:table-cell>
        </table:table-row>
        <table:table-row table:style-name="표3.3">
          <table:table-cell table:style-name="표3.A1" office:value-type="string">
            <text:p text:style-name="P8">O224 </text:p>
          </table:table-cell>
          <table:table-cell table:style-name="표3.A1" office:value-type="string">
            <text:p text:style-name="P8">O224  </text:p>
          </table:table-cell>
          <table:table-cell table:style-name="표3.A1" office:value-type="string">
            <text:p text:style-name="P8">Gestational diabetes <text:span text:style-name="T2">임신성</text:span> <text:span text:style-name="T2">당뇨병</text:span> </text:p>
          </table:table-cell>
        </table:table-row>
        <table:table-row>
          <table:table-cell table:style-name="표3.A1" office:value-type="string">
            <text:p text:style-name="P8">FZ811 </text:p>
            <text:p text:style-name="P8"> </text:p>
          </table:table-cell>
          <table:table-cell table:style-name="표3.A1" office:value-type="string">
            <text:p text:style-name="P8">FZ811 </text:p>
          </table:table-cell>
          <table:table-cell table:style-name="표3.A1" office:value-type="string">
            <text:p text:style-name="P8">Libre <text:span text:style-name="T2">연속혈당측정기</text:span>  </text:p>
          </table:table-cell>
        </table:table-row>
        <table:table-row table:style-name="표3.5">
          <table:table-cell table:style-name="표3.A1" office:value-type="string">
            <text:p text:style-name="P2">D126 </text:p>
          </table:table-cell>
          <table:table-cell table:style-name="표3.A1" office:value-type="string">
            <text:p text:style-name="P2">D126 </text:p>
          </table:table-cell>
          <table:table-cell table:style-name="표3.A1" office:value-type="string">
            <text:p text:style-name="P8"><text:span text:style-name="T1">Colonic polyp </text:span><text:span text:style-name="T2">대장 용종 </text:span></text:p>
          </table:table-cell>
        </table:table-row>
        <table:table-row table:style-name="표3.6">
          <table:table-cell table:style-name="표3.A1" office:value-type="string">
            <text:p text:style-name="P2">E041 </text:p>
          </table:table-cell>
          <table:table-cell table:style-name="표3.A1" office:value-type="string">
            <text:p text:style-name="P2">E041 </text:p>
          </table:table-cell>
          <table:table-cell table:style-name="표3.A1" office:value-type="string">
            <text:p text:style-name="P2">Benign thyroid nodule </text:p>
          </table:table-cell>
        </table:table-row>
        <table:table-row table:style-name="표3.7">
          <table:table-cell table:style-name="표3.A1" office:value-type="string">
            <text:p text:style-name="P8">B1810 </text:p>
            <text:p text:style-name="P8"> </text:p>
          </table:table-cell>
          <table:table-cell table:style-name="표3.A1" office:value-type="string">
            <text:p text:style-name="P8">B1810 </text:p>
          </table:table-cell>
          <table:table-cell table:style-name="표3.A1" office:value-type="string">
            <text:p text:style-name="P8">HBV infection   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9:57:28.516500110</meta:creation-date>
    <dc:date>2024-12-22T20:01:10.645938925</dc:date>
    <meta:editing-duration>PT2M9S</meta:editing-duration>
    <meta:editing-cycles>2</meta:editing-cycles>
    <meta:generator>LibreOffice/24.8.2.1$Linux_X86_64 LibreOffice_project/480$Build-1</meta:generator>
    <meta:document-statistic meta:table-count="3" meta:image-count="0" meta:object-count="0" meta:page-count="1" meta:paragraph-count="57" meta:word-count="104" meta:character-count="650" meta:non-whitespace-character-count="544"/>
  </office:meta>
</office:document-meta>
</file>